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4621" officeooo:paragraph-rsid="000f4621"/>
    </style:style>
    <style:style style:name="P2" style:family="paragraph" style:parent-style-name="Standard">
      <style:text-properties officeooo:rsid="000f4621" officeooo:paragraph-rsid="000f6272"/>
    </style:style>
    <style:style style:name="P3" style:family="paragraph" style:parent-style-name="Standard">
      <style:text-properties officeooo:paragraph-rsid="000f4621"/>
    </style:style>
    <style:style style:name="P4" style:family="paragraph" style:parent-style-name="Standard">
      <style:text-properties officeooo:paragraph-rsid="000f6272"/>
    </style:style>
    <style:style style:name="P5" style:family="paragraph" style:parent-style-name="Standard">
      <style:paragraph-properties fo:text-align="justify" style:justify-single-word="false"/>
      <style:text-properties officeooo:rsid="001b98d2" officeooo:paragraph-rsid="000f4621"/>
    </style:style>
    <style:style style:name="P6" style:family="paragraph" style:parent-style-name="Standard">
      <style:paragraph-properties fo:text-align="justify" style:justify-single-word="false"/>
      <style:text-properties officeooo:rsid="000f6272" officeooo:paragraph-rsid="00115aad"/>
    </style:style>
    <style:style style:name="P7" style:family="paragraph" style:parent-style-name="Standard">
      <style:paragraph-properties fo:text-align="justify" style:justify-single-word="false"/>
      <style:text-properties officeooo:rsid="0013485b" officeooo:paragraph-rsid="00145a64"/>
    </style:style>
    <style:style style:name="P8" style:family="paragraph" style:parent-style-name="Standard">
      <style:paragraph-properties fo:text-align="justify" style:justify-single-word="false"/>
      <style:text-properties officeooo:rsid="00145a64" officeooo:paragraph-rsid="00145a64"/>
    </style:style>
    <style:style style:name="P9" style:family="paragraph" style:parent-style-name="Standard">
      <style:paragraph-properties fo:text-align="justify" style:justify-single-word="false"/>
      <style:text-properties officeooo:rsid="0016543c" officeooo:paragraph-rsid="0016543c"/>
    </style:style>
    <style:style style:name="P10" style:family="paragraph" style:parent-style-name="Standard">
      <style:paragraph-properties fo:text-align="justify" style:justify-single-word="false"/>
      <style:text-properties officeooo:paragraph-rsid="00221392"/>
    </style:style>
    <style:style style:name="P11" style:family="paragraph" style:parent-style-name="Standard">
      <style:text-properties officeooo:paragraph-rsid="001ebcf3"/>
    </style:style>
    <style:style style:name="P12" style:family="paragraph" style:parent-style-name="Standard">
      <style:paragraph-properties fo:text-align="justify" style:justify-single-word="false"/>
      <style:text-properties officeooo:rsid="00221392" officeooo:paragraph-rsid="00221392"/>
    </style:style>
    <style:style style:name="P13" style:family="paragraph" style:parent-style-name="Standard">
      <style:text-properties officeooo:paragraph-rsid="00232eb9"/>
    </style:style>
    <style:style style:name="P14" style:family="paragraph" style:parent-style-name="Standard">
      <style:text-properties officeooo:paragraph-rsid="0026443a"/>
    </style:style>
    <style:style style:name="T1" style:family="text">
      <style:text-properties officeooo:rsid="000f4621"/>
    </style:style>
    <style:style style:name="T2" style:family="text">
      <style:text-properties officeooo:rsid="000f6272"/>
    </style:style>
    <style:style style:name="T3" style:family="text">
      <style:text-properties officeooo:rsid="00104f48"/>
    </style:style>
    <style:style style:name="T4" style:family="text">
      <style:text-properties officeooo:rsid="00115aad"/>
    </style:style>
    <style:style style:name="T5" style:family="text">
      <style:text-properties officeooo:rsid="0014453d"/>
    </style:style>
    <style:style style:name="T6" style:family="text">
      <style:text-properties officeooo:rsid="00145a64"/>
    </style:style>
    <style:style style:name="T7" style:family="text">
      <style:text-properties officeooo:rsid="00153d86"/>
    </style:style>
    <style:style style:name="T8" style:family="text">
      <style:text-properties officeooo:rsid="0016543c"/>
    </style:style>
    <style:style style:name="T9" style:family="text">
      <style:text-properties officeooo:rsid="0016ed07"/>
    </style:style>
    <style:style style:name="T10" style:family="text">
      <style:text-properties officeooo:rsid="001ebcf3"/>
    </style:style>
    <style:style style:name="T11" style:family="text">
      <style:text-properties officeooo:rsid="00232eb9"/>
    </style:style>
    <style:style style:name="T12" style:family="text">
      <style:text-properties officeooo:rsid="0024f6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rea C: “<text:span text:style-name="T1">Desequilibrio de género en la bioinformática” <text:s text:c="42"/>29 de enero de 2020</text:span></text:p>
      <text:p text:style-name="Standard"/>
      <text:p text:style-name="P6">La <text:span text:style-name="T3">investigación científica</text:span> <text:span text:style-name="T4">es actualmente </text:span>un territorio masculino <text:span text:style-name="T4">con limitadas oportunidades para las mujeres</text:span>. <text:span text:style-name="T3">De acuerdo a estadísticas de la UNESCO (2018), en 2015 l</text:span>as mujeres <text:span text:style-name="T3">ocupaban el 28.8% de las plazas de investigación</text:span>. <text:span text:style-name="T4">Este panorama cambia dependiendo del área geográfica que se considera, por ejemplo, en 2015 en Latinoamérica y el caribe cerca del 45.4% de las plazas de investigación son ocupadas por mujeres (</text:span>UNESCO Institute for Statistics, 2018<text:span text:style-name="T4">)</text:span>. <text:span text:style-name="T4">Aterrizando esto al territorio mexicano, para 2013 solo el 33% de los investigadores eran mujeres (</text:span>UNESCO Institute for Statistics, 2018<text:span text:style-name="T4">)</text:span>.</text:p>
      <text:p text:style-name="P6"/>
      <text:p text:style-name="P7">Sin embargo, la situación actual no siempre <text:span text:style-name="T7">ha sido</text:span> de esta manera, especialmente para el área de la informática. <text:s/>En la década de 1940, después de la guerra, las mujeres matemáticas comenzaron a trabajar en la creación de soft<text:span text:style-name="T5">wa</text:span>re para la primera computadora a gran escala <text:span text:style-name="T6">(ENIAC)</text:span> <text:span text:style-name="T5">(O´Connor, 2017). Personajes femeninos como Jean Bartik y Betty Snyder trabajaron en la creación de software para ENIAC, y aunque realizaron su tarea con gran eficiencia, su trabajo no fue reconocido ni valorado (O’Connor, 2017). COBOL, uno de los lenguajes de programación más importantes desde su creación (1959) hasta la fecha, fue creado por una mujer: Grace Hopper (O’Connor, 2017). Entre tan importantes aportaciones femeninas en la programación uno puede llegar a preguntarse: ¿Cómo llegamos al panorama actual?</text:span></text:p>
      <text:p text:style-name="P7"/>
      <text:p text:style-name="P8"><text:span text:style-name="T7">El desequilibrio de género en la informática comenzó</text:span> al aumentar la demanda de programadores y el sueldo que estos percibían. <text:span text:style-name="T7">Anteriormente existía </text:span>el estereotipo de <text:span text:style-name="T7">que la creación de software y la</text:span> programación <text:span text:style-name="T7">era una </text:span>actividad despreciada, <text:span text:style-name="T7">por lo que era relegada para las mujeres. Sin embargo, al cambiar el panorama, programar se convirtió en una </text:span>actividad deseable y redituable para los hombres. <text:span text:style-name="T7">Hay datos históricos que prueban la </text:span>realiz<text:span text:style-name="T7">ación </text:span>campaña<text:span text:style-name="T7">s</text:span> negativa<text:span text:style-name="T7">s</text:span> contra la figura femenina para lograr el dominio de la programación por parte de hombres (O’Connor, 2017). <text:span text:style-name="T8">Además, durante los siguientes años, los medios de comunicación y empresas reforzaron los rasgos masculinos en el estereotipo de la figura del programador “ideal”. De esta manera, se pasó de un porcentaje del 30 al 50% de programadores mujeres en 1950, a un 17% en 2011 (O’Connor, 2017).</text:span></text:p>
      <text:p text:style-name="P8"/>
      <text:p text:style-name="P9">Centrado ahora a la temática de nuestro curso, Bonham y Stefan (2017) estudiaron la participación femenina en la publicación de <text:span text:style-name="T9">artículos científicos acerca de biología computacional. Al hacer una comparación en la autoría femenina en artículos de biología, ciencias computacionales y biología computacional, se encontró que la biología computacional ocupa un punto medio entre las dos primeras. <text:s/>Los resultados sugieren que al tener líderes femeninas en las publicaciones, se presta a una mayor colaboración dentro de ellas por parte de más mujeres. <text:s/>Esto puede estar afectado por diversos factores: el tener una mujer como mentora podría inspirar a otras mujeres a ser partícipes, <text:s/>que mujeres publiquen juntas por trabajar en áreas de la biología computacional dominadas por mujeres, por tener un mayor reconocimiento de las aportaciones de otras mujeres, entre otros. Un dato alarmante en los resultados es que la brecha de género, aunque va reduciéndose, cambia a una tasa menor del 1% por año, esto tanto en biología como en biología computacional. Los autores concluye en su trabajo que para tratar de cerrar la brecha de género y aumentar la participación femenina en las áreas computacionales de la biología, <text:s/>es necesario investigar y analizar a profundidad las razones por las cuales las mujeres no suelen cursar carreras informáticas.</text:span></text:p>
      <text:p text:style-name="P5"/>
      <text:p text:style-name="P12">En mi opinión, la mayor aportación que se puede hacer para acortar y eliminar la brecha de género en cualquier área de la ciencia es romper con los estereotipos de género en los medios y la educación. De acuerdo a estadísticas del Geena Davis <text:span text:style-name="T11">Institue (2</text:span>015), en películas a nivel internacional solo el 6% de los académicos son mujeres y solo el 12% de estas se muestran trabajando en ciencias físicas y de la vida. Los medios de comunicación refuerzan la idea de que las mujeres no son parte de la producción <text:soft-page-break/>científica y que los hombres son los que realizan los trabajos de investigación. Por otra parte, Bian y <text:span text:style-name="T12">colaborador</text:span>es (2017) mencionan que es a los 6 años que las niñas comienzan a sentir la diferencia en “inteligencia” a comparación de los niños y comienzan a huir de actividades que creen propias de gente “brillante”, siendo que esta diferencia de inteligencia no esta probada científicamente. Buscar que en los sistemas educativos se enseñe a que no hay diferencias intelectuales entre hombres y mujeres y se motive a las niñas a no temer e interesarse en temáticas de ciencias es vital para lograr crear un cambio más veloz y eficiente en el futuro en la brecha de género. </text:p>
      <text:p text:style-name="P10"/>
      <text:p text:style-name="P1">Literatura citada</text:p>
      <text:p text:style-name="P14">Bian, L., Leslie, S., Cimpian, A. 2017.Gender stereotypes about intellectual ability emerge early and influence children’s interests. Science 355: 389–391</text:p>
      <text:p text:style-name="P3"/>
      <text:p text:style-name="P3">Bonham, K., Stefan, M. 2017. Women are underrepresented in computational biology: An analysis of the scholarly literature in biology, computer science and <text:span text:style-name="T1">computational biology. PLOS computational biology 13(10): e1005134</text:span></text:p>
      <text:p text:style-name="P3"/>
      <text:p text:style-name="P13"><text:span text:style-name="T10">Geena Davis Institute. 2015. Gender bias without borders. </text:span><text:a xlink:type="simple" xlink:href="https://seejane.org/" text:style-name="Internet_20_link" text:visited-style-name="Visited_20_Internet_20_Link">seejane.org</text:a>. <text:span text:style-name="T10">Consultado el 29 de enero de 2020: </text:span><text:a xlink:type="simple" xlink:href="https://seejane.org/wp-content/uploads/gender-bias-without-borders-executive-summary.pdf" text:style-name="Internet_20_link" text:visited-style-name="Visited_20_Internet_20_Link"><text:span text:style-name="T10">https://seejane.org/wp-content/uploads/gender-bias-without-borders-executive-summary.pdf</text:span></text:a></text:p>
      <text:p text:style-name="P13"/>
      <text:p text:style-name="P13">O´Connor, <text:span text:style-name="T1">J. 2017. </text:span>Women pioneered computer programming: Then men took their industry over. <text:span text:style-name="T1">t</text:span>imeline.com. <text:span text:style-name="T1">Consultado el 28 de enero de 2020: </text:span><text:a xlink:type="simple" xlink:href="https://timeline.com/women-pioneered-computer-programming-then-men-took-their-industry-over-c2959b822523" text:style-name="Internet_20_link" text:visited-style-name="Visited_20_Internet_20_Link">https://timeline.com/women-pioneered-computer-programming-then-men-took-their-industry-over-c2959b822523</text:a></text:p>
      <text:p text:style-name="P3"/>
      <text:p text:style-name="P4"><text:span text:style-name="T2">UNESCO Institute for Statistics. 2018. Women in science. UIS fact sheet No. 51. <text:s/>Consutado el 29 de enero de 2020: </text:span><text:a xlink:type="simple" xlink:href="http://uis.unesco.org/sites/default/files/documents/fs51-women-in-science-2018-en.pdf" text:style-name="Internet_20_link" text:visited-style-name="Visited_20_Internet_20_Link">http://uis.unesco.org/sites/default/files/documents/fs51-women-in-science-2018-en.pdf</text:a></text:p>
      <text:p text:style-name="P2"/>
      <text:p text:style-name="P11"><text:a xlink:type="simple" xlink:href="https://seejane.org/wp-content/uploads/gender-bias-without-borders-executive-summary.pdf"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00:32.834027075</meta:creation-date>
    <dc:date>2020-01-31T12:40:55.132405089</dc:date>
    <meta:editing-duration>PT28M34S</meta:editing-duration>
    <meta:editing-cycles>9</meta:editing-cycles>
    <meta:generator>LibreOffice/6.0.7.3$Linux_X86_64 LibreOffice_project/00m0$Build-3</meta:generator>
    <meta:document-statistic meta:table-count="0" meta:image-count="0" meta:object-count="0" meta:page-count="2" meta:paragraph-count="12" meta:word-count="894" meta:character-count="5947" meta:non-whitespace-character-count="5017"/>
  </office:meta>
</office:document-meta>
</file>